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Fine_20_Dotted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5cm" svg:height="8cm" svg:x="4.5cm" svg:y="11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5.5cm" svg:y="1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2cm" svg:x="13.5cm" svg:y="15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0.5cm" svg:x="12.5cm" svg:y="15.5cm">
          <text:p text:style-name="P2"/>
          <draw:enhanced-geometry svg:viewBox="0 0 21600 21600" draw:type="rectangle" draw:enhanced-path="M 0 0 L 21600 0 21600 21600 0 21600 0 0 Z N"/>
        </draw:custom-shape>
        <draw:frame draw:style-name="gr3" draw:text-style-name="P2" draw:id="id3" draw:layer="layout" svg:width="1.1cm" svg:height="0.624cm" svg:x="0.4cm" svg:y="10.707cm">
          <draw:text-box>
            <text:p text:style-name="P2">(2)</text:p>
          </draw:text-box>
        </draw:frame>
        <draw:frame draw:style-name="gr4" draw:text-style-name="P2" draw:id="id4" draw:layer="layout" svg:width="1.1cm" svg:height="0.624cm" svg:x="0.4cm" svg:y="11.705cm">
          <draw:text-box>
            <text:p text:style-name="P2">(3)</text:p>
          </draw:text-box>
        </draw:frame>
        <draw:frame draw:style-name="gr4" draw:text-style-name="P2" draw:id="id12" draw:layer="layout" svg:width="1.1cm" svg:height="0.624cm" svg:x="0.4cm" svg:y="16.688cm">
          <draw:text-box>
            <text:p text:style-name="P2">(8)</text:p>
          </draw:text-box>
        </draw:frame>
        <draw:frame draw:style-name="gr4" draw:text-style-name="P2" draw:id="id6" draw:layer="layout" svg:width="1.1cm" svg:height="0.624cm" svg:x="0.4cm" svg:y="14.66cm">
          <draw:text-box>
            <text:p text:style-name="P2">(5)</text:p>
          </draw:text-box>
        </draw:frame>
        <draw:frame draw:style-name="gr4" draw:text-style-name="P2" draw:id="id8" draw:layer="layout" svg:width="1.1cm" svg:height="0.624cm" svg:x="0.4cm" svg:y="15.196cm">
          <draw:text-box>
            <text:p text:style-name="P2">(6)</text:p>
          </draw:text-box>
        </draw:frame>
        <draw:frame draw:style-name="gr4" draw:text-style-name="P2" draw:id="id10" draw:layer="layout" svg:width="1.1cm" svg:height="0.624cm" svg:x="0.4cm" svg:y="15.676cm">
          <draw:text-box>
            <text:p text:style-name="P2">(7)</text:p>
          </draw:text-box>
        </draw:frame>
        <draw:frame draw:style-name="gr5" draw:text-style-name="P2" draw:id="id1" draw:layer="layout" svg:width="1.052cm" svg:height="0.624cm" svg:x="0.4cm" svg:y="8.683cm">
          <draw:text-box>
            <text:p text:style-name="P2">(1) </text:p>
          </draw:text-box>
        </draw:frame>
        <draw:frame draw:style-name="gr3" draw:text-style-name="P2" draw:id="id14" draw:layer="layout" svg:width="1.1cm" svg:height="0.624cm" svg:x="0.4cm" svg:y="18.715cm">
          <draw:text-box>
            <text:p text:style-name="P2">(9)</text:p>
          </draw:text-box>
        </draw:frame>
        <draw:frame draw:style-name="gr5" draw:id="id15" draw:layer="layout" svg:width="1.154cm" svg:height="0.624cm" svg:x="0.4cm" svg:y="20.691cm">
          <draw:text-box>
            <text:p text:style-name="P2">(10)</text:p>
          </draw:text-box>
        </draw:frame>
        <draw:line draw:style-name="gr6" draw:text-style-name="P1" draw:id="id5" draw:layer="layout" svg:x1="5.5cm" svg:y1="12cm" svg:x2="4.5cm" svg:y2="12cm">
          <text:p text:style-name="P2"/>
        </draw:line>
        <draw:line draw:style-name="gr6" draw:text-style-name="P1" draw:id="id18" draw:layer="layout" svg:x1="5.5cm" svg:y1="14cm" svg:x2="4.5cm" svg:y2="14cm">
          <text:p text:style-name="P2"/>
        </draw:line>
        <draw:line draw:style-name="gr6" draw:text-style-name="P1" draw:id="id7" draw:layer="layout" svg:x1="14cm" svg:y1="15cm" svg:x2="4.5cm" svg:y2="15cm">
          <text:p text:style-name="P2"/>
        </draw:line>
        <draw:line draw:style-name="gr6" draw:text-style-name="P1" draw:id="id9" draw:layer="layout" svg:x1="12.5cm" svg:y1="15.5cm" svg:x2="4.5cm" svg:y2="15.5cm">
          <text:p text:style-name="P2"/>
        </draw:line>
        <draw:line draw:style-name="gr6" draw:text-style-name="P1" draw:id="id11" draw:layer="layout" svg:x1="12.5cm" svg:y1="16cm" svg:x2="4.5cm" svg:y2="16cm">
          <text:p text:style-name="P2"/>
        </draw:line>
        <draw:line draw:style-name="gr6" draw:text-style-name="P1" draw:id="id13" draw:layer="layout" svg:x1="14cm" svg:y1="17cm" svg:x2="4.5cm" svg:y2="17cm">
          <text:p text:style-name="P2"/>
        </draw:line>
        <draw:line draw:style-name="gr6" draw:text-style-name="P1" draw:id="id16" draw:layer="layout" svg:x1="4.5cm" svg:y1="21cm" svg:x2="15cm" svg:y2="21cm">
          <text:p text:style-name="P2"/>
        </draw:line>
        <draw:line draw:style-name="gr6" draw:text-style-name="P1" draw:id="id2" draw:layer="layout" svg:x1="4.5cm" svg:y1="9cm" svg:x2="15cm" svg:y2="9cm">
          <text:p text:style-name="P2"/>
        </draw:line>
        <draw:connector draw:style-name="gr7" draw:text-style-name="P1" draw:layer="layout" draw:type="line" svg:x1="1.452cm" svg:y1="8.995cm" svg:x2="4.5cm" svg:y2="9cm" draw:start-shape="id1" draw:start-glue-point="1" draw:end-shape="id2" draw:end-glue-point="3">
          <text:p text:style-name="P2"/>
        </draw:connector>
        <draw:connector draw:style-name="gr7" draw:text-style-name="P1" draw:layer="layout" draw:type="line" svg:x1="1.5cm" svg:y1="11.019cm" svg:x2="4.313cm" svg:y2="11.033cm" draw:start-shape="id3" draw:start-glue-point="1">
          <text:p text:style-name="P2"/>
        </draw:connector>
        <draw:connector draw:style-name="gr7" draw:text-style-name="P1" draw:layer="layout" draw:type="line" svg:x1="1.5cm" svg:y1="12.017cm" svg:x2="4.5cm" svg:y2="12cm" draw:start-shape="id4" draw:start-glue-point="1" draw:end-shape="id5" draw:end-glue-point="3">
          <text:p text:style-name="P2"/>
        </draw:connector>
        <draw:connector draw:style-name="gr7" draw:text-style-name="P1" draw:layer="layout" draw:type="line" svg:x1="1.5cm" svg:y1="14.972cm" svg:x2="4.5cm" svg:y2="15cm" draw:start-shape="id6" draw:start-glue-point="1" draw:end-shape="id7" draw:end-glue-point="3">
          <text:p text:style-name="P2"/>
        </draw:connector>
        <draw:connector draw:style-name="gr7" draw:text-style-name="P1" draw:layer="layout" draw:type="line" svg:x1="1.5cm" svg:y1="15.508cm" svg:x2="4.5cm" svg:y2="15.5cm" draw:start-shape="id8" draw:start-glue-point="1" draw:end-shape="id9" draw:end-glue-point="3">
          <text:p text:style-name="P2"/>
        </draw:connector>
        <draw:connector draw:style-name="gr7" draw:text-style-name="P1" draw:layer="layout" draw:type="line" svg:x1="1.5cm" svg:y1="15.988cm" svg:x2="4.5cm" svg:y2="16cm" draw:start-shape="id10" draw:start-glue-point="1" draw:end-shape="id11" draw:end-glue-point="3">
          <text:p text:style-name="P2"/>
        </draw:connector>
        <draw:connector draw:style-name="gr7" draw:text-style-name="P1" draw:layer="layout" draw:type="line" svg:x1="1.5cm" svg:y1="17cm" svg:x2="4.5cm" svg:y2="17cm" draw:start-shape="id12" draw:start-glue-point="1" draw:end-shape="id13" draw:end-glue-point="3">
          <text:p text:style-name="P2"/>
        </draw:connector>
        <draw:connector draw:style-name="gr7" draw:text-style-name="P1" draw:layer="layout" draw:type="line" svg:x1="1.5cm" svg:y1="19.027cm" svg:x2="4.392cm" svg:y2="19.024cm" draw:start-shape="id14" draw:start-glue-point="1">
          <text:p text:style-name="P2"/>
        </draw:connector>
        <draw:connector draw:style-name="gr7" draw:text-style-name="P1" draw:layer="layout" draw:type="line" svg:x1="1.554cm" svg:y1="21.003cm" svg:x2="4.5cm" svg:y2="21cm" draw:start-shape="id15" draw:start-glue-point="1" draw:end-shape="id16" draw:end-glue-point="3">
          <text:p text:style-name="P2"/>
        </draw:connector>
        <draw:frame draw:style-name="gr4" draw:text-style-name="P2" draw:id="id17" draw:layer="layout" svg:width="1.1cm" svg:height="0.624cm" svg:x="0.4cm" svg:y="13.697cm">
          <draw:text-box>
            <text:p text:style-name="P2">(4)</text:p>
          </draw:text-box>
        </draw:frame>
        <draw:connector draw:style-name="gr7" draw:text-style-name="P1" draw:layer="layout" draw:type="line" svg:x1="1.5cm" svg:y1="14.009cm" svg:x2="4.5cm" svg:y2="14cm" draw:start-shape="id17" draw:start-glue-point="1" draw:end-shape="id18" draw:end-glue-point="3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9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initial-creator>andre</meta:initial-creator>
    <meta:creation-date>2006-10-28T17:58:18</meta:creation-date>
    <dc:creator>andre</dc:creator>
    <dc:date>2006-11-12T10:23:46</dc:date>
    <dc:language>pt-BR</dc:language>
    <meta:editing-cycles>4</meta:editing-cycles>
    <meta:editing-duration>PT15M36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